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1pt" style:font-size-asian="11pt"/>
    </style:style>
    <style:style style:name="P3" style:parent-style-name="Standard" style:family="paragraph">
      <style:text-properties fo:font-size="11pt" style:font-size-asian="11pt"/>
    </style:style>
    <style:style style:name="P4" style:parent-style-name="Standard" style:family="paragraph">
      <style:text-properties fo:font-size="10pt" style:font-size-asian="10pt"/>
    </style:style>
    <style:style style:name="T5" style:parent-style-name="Fonteparág.padrão" style:family="text">
      <style:text-properties style:font-name-complex="Liberation Serif" fo:color="#222222" fo:font-size="10pt" style:font-size-asian="10pt"/>
    </style:style>
    <style:style style:name="T6" style:parent-style-name="Fonteparág.padrão" style:family="text">
      <style:text-properties style:font-name-complex="Liberation Serif"/>
    </style:style>
    <style:style style:name="TableColumn8" style:family="table-column">
      <style:table-column-properties style:column-width="4.1451in"/>
    </style:style>
    <style:style style:name="TableColumn9" style:family="table-column">
      <style:table-column-properties style:column-width="2.2638in"/>
    </style:style>
    <style:style style:name="TableColumn10" style:family="table-column">
      <style:table-column-properties style:column-width="0.6006in"/>
    </style:style>
    <style:style style:name="Table7" style:family="table">
      <style:table-properties style:width="7.0097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fo:background-color="#FFFFFF" style:vertical-align="middle" fo:padding-top="0.0104in" fo:padding-left="0.0104in" fo:padding-bottom="0.0104in" fo:padding-right="0.0104in"/>
    </style:style>
    <style:style style:name="P13" style:parent-style-name="Normal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TableRow14" style:family="table-row">
      <style:table-row-properties/>
    </style:style>
    <style:style style:name="TableCell15" style:family="table-cell">
      <style:table-cell-properties fo:border-top="0.0034in solid #EEEEEE" fo:border-left="0.0034in solid #EEEEEE" fo:border-bottom="0.0034in solid #EEEEEE" fo:border-right="0.0104in solid #EEEEEE" fo:background-color="#FFFFFF" fo:padding-top="0in" fo:padding-left="0.1041in" fo:padding-bottom="0in" fo:padding-right="0.1041in" fo:wrap-option="no-wrap"/>
    </style:style>
    <style:style style:name="P16" style:parent-style-name="Normal" style:family="paragraph">
      <style:paragraph-properties style:vertical-align="auto" style:line-height-at-least="0.2083in"/>
      <style:text-properties fo:hyphenate="true"/>
    </style:style>
    <style:style style:name="T17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18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19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20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21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22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23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ableRow24" style:family="table-row">
      <style:table-row-properties/>
    </style:style>
    <style:style style:name="TableCell25" style:family="table-cell">
      <style:table-cell-properties fo:border-top="0.0034in solid #EEEEEE" fo:border-left="0.0034in solid #EEEEEE" fo:border-bottom="0.0034in solid #EEEEEE" fo:border-right="0.0104in solid #EEEEEE" fo:background-color="#FFFFFF" fo:padding-top="0in" fo:padding-left="0.1041in" fo:padding-bottom="0in" fo:padding-right="0.1041in" fo:wrap-option="no-wrap"/>
    </style:style>
    <style:style style:name="P26" style:parent-style-name="Normal" style:family="paragraph">
      <style:paragraph-properties style:vertical-align="auto" style:line-height-at-least="0.2083in"/>
      <style:text-properties fo:hyphenate="true"/>
    </style:style>
    <style:style style:name="T27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28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29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30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31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ableRow32" style:family="table-row">
      <style:table-row-properties/>
    </style:style>
    <style:style style:name="TableCell33" style:family="table-cell">
      <style:table-cell-properties fo:border-top="0.0034in solid #EEEEEE" fo:border-left="0.0034in solid #EEEEEE" fo:border-bottom="0.0034in solid #EEEEEE" fo:border-right="0.0104in solid #EEEEEE" fo:background-color="#FFFFFF" fo:padding-top="0in" fo:padding-left="0.1041in" fo:padding-bottom="0in" fo:padding-right="0.1041in" fo:wrap-option="no-wrap"/>
    </style:style>
    <style:style style:name="P34" style:parent-style-name="Normal" style:family="paragraph">
      <style:paragraph-properties style:vertical-align="auto" style:line-height-at-least="0.2083in"/>
      <style:text-properties fo:hyphenate="true"/>
    </style:style>
    <style:style style:name="T35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36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37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ableRow38" style:family="table-row">
      <style:table-row-properties/>
    </style:style>
    <style:style style:name="TableCell39" style:family="table-cell">
      <style:table-cell-properties fo:border-top="0.0034in solid #EEEEEE" fo:border-left="0.0034in solid #EEEEEE" fo:border-bottom="0.0034in solid #EEEEEE" fo:border-right="0.0104in solid #EEEEEE" fo:background-color="#FFFFFF" fo:padding-top="0in" fo:padding-left="0.1041in" fo:padding-bottom="0in" fo:padding-right="0.1041in" fo:wrap-option="no-wrap"/>
    </style:style>
    <style:style style:name="P40" style:parent-style-name="Normal" style:family="paragraph">
      <style:paragraph-properties style:vertical-align="auto" style:line-height-at-least="0.2083in"/>
      <style:text-properties fo:hyphenate="true"/>
    </style:style>
    <style:style style:name="T41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42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43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44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45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46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47" style:parent-style-name="Fonteparág.padrão" style:family="text">
      <style:text-properties style:font-name-asian="Times New Roman" style:font-name-complex="Liberation Serif" style:letter-kerning="false" style:font-size-complex="10pt" style:language-asian="pt" style:country-asian="BR" style:language-complex="ar" style:country-complex="SA"/>
    </style:style>
    <style:style style:name="TableRow48" style:family="table-row">
      <style:table-row-properties/>
    </style:style>
    <style:style style:name="TableCell49" style:family="table-cell">
      <style:table-cell-properties fo:border-top="0.0034in solid #EEEEEE" fo:border-left="0.0034in solid #EEEEEE" fo:border-bottom="0.0034in solid #EEEEEE" fo:border-right="0.0104in solid #EEEEEE" fo:background-color="#FFFFFF" fo:padding-top="0in" fo:padding-left="0.1041in" fo:padding-bottom="0in" fo:padding-right="0.1041in" fo:wrap-option="no-wrap"/>
    </style:style>
    <style:style style:name="P50" style:parent-style-name="Normal" style:family="paragraph">
      <style:paragraph-properties fo:text-align="end" style:vertical-align="auto" style:line-height-at-least="0.2083in"/>
      <style:text-properties style:font-name="Consolas" style:font-name-asian="Times New Roman" style:font-name-complex="Consolas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TableRow51" style:family="table-row">
      <style:table-row-properties/>
    </style:style>
    <style:style style:name="TableCell52" style:family="table-cell">
      <style:table-cell-properties fo:border-top="0.0034in solid #EEEEEE" fo:border-left="0.0034in solid #EEEEEE" fo:border-bottom="0.0034in solid #EEEEEE" fo:border-right="0.0104in solid #EEEEEE" fo:background-color="#FFFFFF" fo:padding-top="0in" fo:padding-left="0.1041in" fo:padding-bottom="0in" fo:padding-right="0.1041in" fo:wrap-option="no-wrap"/>
    </style:style>
    <style:style style:name="P53" style:parent-style-name="Normal" style:family="paragraph">
      <style:paragraph-properties fo:text-align="end" style:vertical-align="auto" style:line-height-at-least="0.2083in"/>
      <style:text-properties style:font-name="Consolas" style:font-name-asian="Times New Roman" style:font-name-complex="Consolas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TableCell54" style:family="table-cell">
      <style:table-cell-properties fo:border="none" fo:background-color="#FFFFFF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6" style:parent-style-name="Standard" style:family="paragraph">
      <style:text-properties fo:font-size="11pt" style:font-size-asian="11pt"/>
    </style:style>
    <style:style style:name="P57" style:parent-style-name="Standard" style:family="paragraph">
      <style:text-properties fo:font-size="11pt" style:font-size-asian="11pt"/>
    </style:style>
  </office:automatic-styles>
  <office:body>
    <office:text text:use-soft-page-breaks="true">
      <text:p text:style-name="P1"/>
      <text:p text:style-name="Standard">1. O que é o git? Qual a sua finalidade?</text:p>
      <text:p text:style-name="P2">FERRAMENTA DE CONTROLE DE VERSÃO</text:p>
      <text:p text:style-name="Standard"/>
      <text:p text:style-name="Standard">2. Qual a vantagem do git<text:s/>em relação ao SVN? Explique</text:p>
      <text:p text:style-name="P3">CONTROLE É DESCENTRALIZADO</text:p>
      <text:p text:style-name="Standard"/>
      <text:p text:style-name="Standard">3. O que é Maven? Para que ele serve?</text:p>
      <text:p text:style-name="P4">O MAVEN É UMA FERRAMENTA UTILIZADA PARA AUTOMAÇÃO DE TAREFAS DE CONSTRUÇÃO (BUILD) DE SISTEMAS.</text:p>
      <text:p text:style-name="Standard"/>
      <text:p text:style-name="Standard">4. Qual a diferença entre o Ant e Maven?</text:p>
      <text:p text:style-name="Standard"><text:span text:style-name="T5">A DIFERENÇA CRUCIAL É QUE COM O MAVEN VOCÊ PODE GERENCIAR AS DEPENDÊNCIAS DA SUA APLICAÇÃO. ELE FICA RESPONSÁVEL POR BAIXAR BIBLIOTECAS QUE O SEU PROJETO NECESSITA, VERIFICAR SE EXISTEM VERSÕES MAIS NOVAS ENTRE OUTRAS FUNCIONALIDADES.</text:span><text:span text:style-name="T6"><text:line-break/></text:span></text:p>
      <text:p text:style-name="Standard">5. Em qual linguagem o Maven é escrito? (o que<text:s/>é necessário para ele funcionar?</text:p>
      <text:p text:style-name="Standard">MAVEN FOI ESCRITO EM JAVA E PRECISA DE SDK PARA FUNCIONAR</text:p>
      <text:p text:style-name="Standard"/>
      <text:p text:style-name="Standard">6. Qual a sequência de objetivos do Maven? Qual a finalidade de cada objetivo(goal)?</text:p>
      <text:p text:style-name="Standard"><text:s text:c="2"/>COMPILE - COMPILA O CODIGO FONTE DO PROJETO<text:tab/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>
            <text:p text:style-name="P13"/>
          </table:table-cell>
          <table:table-cell>
            <text:p text:style-name="P13"/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PACKAGE - EMPACOTA O CODIGO COMPILADO DE ACORDO COM O EMPAC</text:span><text:span text:style-name="T18">O</text:span><text:span text:style-name="T19">TAMENTO ESCOLHIDO, POR EXE</text:span><text:span text:style-name="T20">M</text:span><text:span text:style-name="T21">PLO, EM JAR</text:span><text:span text:style-name="T22"><text:s/>OU WAR</text:span><text:span text:style-name="T23">.</text:span></text:p>
          </table:table-cell>
          <table:covered-table-cell/>
          <table:table-cell>
            <text:p text:style-name="P16"/>
          </table:table-cell>
        </table:table-row>
        <table:table-row table:style-name="TableRow24">
          <table:table-cell table:style-name="TableCell25" table:number-columns-spanned="2">
            <text:p text:style-name="P26"><text:span text:style-name="T27">VERIFY - EXECUTA VALIDAÇOES RELACIONADAS A TESTES DE INT</text:span><text:span text:style-name="T28">E</text:span><text:span text:style-name="T29">GRAÇAO COM O PROJETO GER</text:span><text:span text:style-name="T30">A</text:span><text:span text:style-name="T31">DO.</text:span></text:p>
          </table:table-cell>
          <table:covered-table-cell/>
          <table:table-cell>
            <text:p text:style-name="P26"/>
          </table:table-cell>
        </table:table-row>
        <table:table-row table:style-name="TableRow32">
          <table:table-cell table:style-name="TableCell33" table:number-columns-spanned="2">
            <text:p text:style-name="P34"><text:span text:style-name="T35">INSTALL - INSTALA O PACOTE NO REPOSITORIO LOCAL, PARA SER USADO COMO DEPENDENCIA DE OUTROS PROJETOS L</text:span><text:span text:style-name="T36">O</text:span><text:span text:style-name="T37">CAIS.</text:span></text:p>
          </table:table-cell>
          <table:covered-table-cell/>
          <table:table-cell>
            <text:p text:style-name="P34"/>
          </table:table-cell>
        </table:table-row>
        <table:table-row table:style-name="TableRow38">
          <table:table-cell table:style-name="TableCell39" table:number-columns-spanned="2">
            <text:p text:style-name="P40"><text:span text:style-name="T41">DEPLOY - FEITO EM AMBIENTE DE INTEGRAÇAO OU DE RELEASE, C</text:span><text:span text:style-name="T42">O</text:span><text:span text:style-name="T43">PIA O PACOTE FINAL PARA UM REPOSITORIO REMOTO PARA SER COMPART</text:span><text:span text:style-name="T44">I</text:span><text:span text:style-name="T45">LHADO ENTRE DESENVOLVEDORES E PR</text:span><text:span text:style-name="T46">O</text:span><text:span text:style-name="T47">JETOS.</text:span></text:p>
          </table:table-cell>
          <table:covered-table-cell/>
          <table:table-cell>
            <text:p text:style-name="P40"/>
          </table:table-cell>
        </table:table-row>
        <table:table-row table:style-name="TableRow48">
          <table:table-cell table:style-name="TableCell49">
            <text:p text:style-name="P50"/>
          </table:table-cell>
          <table:table-cell>
            <text:p text:style-name="P50"/>
          </table:table-cell>
          <table:table-cell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 table:number-columns-spanned="2">
            <text:p text:style-name="P55"/>
          </table:table-cell>
          <table:covered-table-cell/>
        </table:table-row>
      </table:table>
      <text:p text:style-name="Standard"/>
      <text:p text:style-name="Standard">7. Através de qual arquivo no maven são definidas dependências e plugins?</text:p>
      <text:p text:style-name="P56">POM.XML</text:p>
      <text:p text:style-name="P57"/>
      <text:p text:style-name="Standard">8. Dê 8 exemplos de ferramentas utilizadas para integração contínua, explique a função de cada uma delas.</text:p>
      <text:p text:style-name="Standard">SVN, GIT<text:s/>– CONTROLE DE VERSÃO<text:s/>, JENKINS, HUDSON, CRUISE CONTROL<text:s/>– BUILD CONTINUO, JUNIT, CUCUMBER, CPPUNIT<text:s/>– FRAMEWORK DE TESTES, NEXUS, ATIFACTORY, ARCHIVA<text:s/>– REPOSITORIOI DE ARTEFAFTOS.</text:p>
      <text:p text:style-name="Standard"/>
      <text:p text:style-name="Standard">9. O que faz um processo de integração contínua?</text:p>
      <text:p text:style-name="Standard">COM UMA FREQUENCIA <text:s/>REGULAR O SISTEMA<text:s/>É:</text:p>
      <text:p text:style-name="Standard">INTEGRADO – TODAS AS MUDANÇAS ATE<text:s/>AQUELE PONTO<text:s/>SÃO COMBINADAS;</text:p>
      <text:p text:style-name="Standard">CONSTRUIDO – O CODIGO É COMPILADO GERANDO UM EXECUTAVEL OU PACOTE;</text:p>
      <text:p text:style-name="Standard">TESTADO – TESTES AUTOMATIZADOS<text:s/>SÃO EXECUTADOS;</text:p>
      <text:p text:style-name="Standard">ARQUIVADO – ARTEFATOS<text:s/>SÃO ARMAZENADOS E PODEM SER DISTRIBUIDOS;<text:s/></text:p>
      <text:p text:style-name="Standard">DEPLOYED – CARREGADOS EM UM SISTEMA E PARA A SUA EXECUÇÃO.</text:p>
      <text:p text:style-name="Standard"/>
      <text:p text:style-name="Standard">10. Qual a diferença do Jenkins para o Hudson?</text:p>
      <text:p text:style-name="Standard">O JENKINS POSSUI<text:s/>LILCENÇA MIT E O HUDSON É UM SISTEMA PROPRIETARIO</text:p>
      <text:p text:style-name="Standard"/>
      <text:p text:style-name="Standard">11. O que é Jenkins?</text:p>
      <text:p text:style-name="Standard">É UM SISTEMA DE CONSTRUÇÃO<text:s/>(BUILD)<text:s/>CONTINUA.</text:p>
      <text:p text:style-name="Standard"/>
      <text:p text:style-name="Standard"/>
      <text:soft-page-break/>
      <text:p text:style-name="Standard">12. Há possibilidade de ampliar as funcionalidades do Jenkins? como?</text:p>
      <text:p text:style-name="Standard">SIM, AS POSSIBILIDADES DE AMPLIAR AS FUNCIONALILDADES É POSSIVEL ATRAVEZ DE PUGLINS.</text:p>
      <text:p text:style-name="Standard"/>
      <text:p text:style-name="Standard">13. Porque um projeto de<text:s/>software deve utilizar uma ferramenta do tipo Jenkins?</text:p>
      <text:p text:style-name="Standard">PARA GERAÇÃO DE BUILDS E DEPLOYS AUTOMÁTICOS, TESTES DE INTEGRAÇÃO, CONSTRUÇÃO DE ARTEFATOS REGISTRO DA EVOLUÇÃO DO PROJETO.</text:p>
      <text:p text:style-name="Standard"/>
      <text:p text:style-name="Standard">14. O que é log4J? para que serve?</text:p>
      <text:p text:style-name="Standard">GERAÇÃO DE LOGS EM PROJETOS JAVA</text:p>
      <text:p text:style-name="Standard"/>
      <text:p text:style-name="Standard">15. Qual a finalidade do arquivo log4j.properties?</text:p>
      <text:p text:style-name="Standard">CONFIGURAÇÃO DA BIBLIOTECA</text:p>
      <text:p text:style-name="Standard">16. Qual padrão de projeto que está atrelado ao uso da ferramenta log4j nas classes java?</text:p>
      <text:p text:style-name="Standard"/>
      <text:p text:style-name="Standard">17.<text:s/>Como deve ser incluída dependência da biblioteca log4j em um projeto Java?</text:p>
      <text:p text:style-name="Standard">A DEPENDÊNCIA DA BIBLIOTECA DEVE SER INCLUÍDA NO ARQUIVOS POOM.XML DE PROJETOS MAV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IO ALEXANDRE RODRIGUEZ DE RODRIGUES</meta:initial-creator>
    <dc:creator>MARCIO ALEXANDRE RODRIGUEZ DE RODRIGUES</dc:creator>
    <meta:creation-date>2016-09-14T21:47:00Z</meta:creation-date>
    <dc:date>2016-09-21T20:28:00Z</dc:date>
    <meta:template xlink:href="Normal" xlink:type="simple"/>
    <meta:editing-cycles>1</meta:editing-cycles>
    <meta:editing-duration>PT4140S</meta:editing-duration>
    <meta:document-statistic meta:page-count="2" meta:paragraph-count="6" meta:word-count="473" meta:character-count="3024" meta:row-count="21" meta:non-whitespace-character-count="2557"/>
  </office:meta>
</office:document-meta>
</file>